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482a" officeooo:paragraph-rsid="0014482a"/>
    </style:style>
    <style:style style:name="P2" style:family="paragraph" style:parent-style-name="Standard">
      <style:paragraph-properties fo:text-align="center" style:justify-single-word="false"/>
      <style:text-properties officeooo:rsid="0014482a" officeooo:paragraph-rsid="0014482a"/>
    </style:style>
    <style:style style:name="P3" style:family="paragraph" style:parent-style-name="Standard">
      <style:paragraph-properties fo:text-align="start" style:justify-single-word="false"/>
      <style:text-properties officeooo:rsid="0014482a" officeooo:paragraph-rsid="0014482a"/>
    </style:style>
    <style:style style:name="P4" style:family="paragraph" style:parent-style-name="Standard">
      <style:paragraph-properties fo:text-align="start" style:justify-single-word="false"/>
      <style:text-properties officeooo:rsid="0015ef85" officeooo:paragraph-rsid="0015ef85"/>
    </style:style>
    <style:style style:name="P5" style:family="paragraph" style:parent-style-name="Standard">
      <style:paragraph-properties fo:text-align="start" style:justify-single-word="false"/>
      <style:text-properties officeooo:rsid="001661cb" officeooo:paragraph-rsid="001661cb"/>
    </style:style>
    <style:style style:name="P6" style:family="paragraph" style:parent-style-name="Standard">
      <style:paragraph-properties fo:text-align="start" style:justify-single-word="false"/>
      <style:text-properties officeooo:rsid="00183f27" officeooo:paragraph-rsid="00183f27"/>
    </style:style>
    <style:style style:name="P7" style:family="paragraph" style:parent-style-name="Standard">
      <style:paragraph-properties fo:text-align="start" style:justify-single-word="false"/>
      <style:text-properties officeooo:rsid="00194a98" officeooo:paragraph-rsid="00194a98"/>
    </style:style>
    <style:style style:name="P8" style:family="paragraph" style:parent-style-name="Standard">
      <style:paragraph-properties fo:text-align="start" style:justify-single-word="false"/>
      <style:text-properties officeooo:rsid="001c1628" officeooo:paragraph-rsid="001c1628"/>
    </style:style>
    <style:style style:name="P9" style:family="paragraph" style:parent-style-name="Standard">
      <style:paragraph-properties fo:text-align="start" style:justify-single-word="false"/>
      <style:text-properties officeooo:rsid="001d0ea0" officeooo:paragraph-rsid="001d0ea0"/>
    </style:style>
    <style:style style:name="P10" style:family="paragraph" style:parent-style-name="Standard">
      <style:paragraph-properties fo:text-align="start" style:justify-single-word="false"/>
      <style:text-properties officeooo:rsid="001dd80d" officeooo:paragraph-rsid="001dd80d"/>
    </style:style>
    <style:style style:name="T1" style:family="text">
      <style:text-properties officeooo:rsid="00183f27"/>
    </style:style>
    <style:style style:name="T2" style:family="text">
      <style:text-properties officeooo:rsid="00194a98"/>
    </style:style>
    <style:style style:name="T3" style:family="text">
      <style:text-properties officeooo:rsid="001b2dd3"/>
    </style:style>
    <style:style style:name="T4" style:family="text">
      <style:text-properties officeooo:rsid="001c2655"/>
    </style:style>
    <style:style style:name="T5" style:family="text">
      <style:text-properties officeooo:rsid="001ed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6</text:p>
      <text:p text:style-name="P1">Лаврентьев Олег, ПИН-23</text:p>
      <text:p text:style-name="P3">Задание 1.</text:p>
      <text:p text:style-name="P4">1) TCP — распространенный стандартный протокол передачи данных по сети, при работе с которым перед передачей данных необходимо установить соединение, а каждый передаенный по этому протоколу пакет сопровождается служебной информацией. В частности, его номером и подтверждением получения — в будущем, в другом пакете, идущем в обратном направлении.</text:p>
      <text:p text:style-name="P5">2) TCP/IP — модель, имеющая 4 уровня, в отличие от 7-ми уровневой OSI: прикладной, транспортный, <text:span text:style-name="T1">меж</text:span>сетевой <text:span text:style-name="T1">и уровень сетевого доступа.</text:span></text:p>
      <text:p text:style-name="P5"/>
      <text:p text:style-name="P8">Все функции ниже — системные вызовы Linux.</text:p>
      <text:p text:style-name="P6">3) Socket — функция для создания сокета. Возвращает его дескриптор. Один из параметров функции — domain — задает протокол соединения (ip4, ip6, прочее)</text:p>
      <text:p text:style-name="P6">4) Bind — функция, которая привязывает к сокету адрес. Здесь указывается порт соединения.</text:p>
      <text:p text:style-name="P6">5) Listen — функция, <text:span text:style-name="T2">которая переводит сокет в режим ожидания соединения. Запросы помещаются в очередь и обрабатываются по одному.</text:span></text:p>
      <text:p text:style-name="P7">6) Accept — функция, <text:span text:style-name="T3">которая берет из очереди, созданной Listen, запрос на соединение и создает новый сокет для обмена данными.</text:span></text:p>
      <text:p text:style-name="P8">7) Recv — фукция для получения сообщения из сокета.</text:p>
      <text:p text:style-name="P8">8) Send — функция для отправки сообщения сокету.</text:p>
      <text:p text:style-name="P8">9) Close — <text:span text:style-name="T4">функция</text:span>, закрывающ<text:span text:style-name="T4">ая</text:span> файловый дескриптор. <text:span text:style-name="T4">В случае сокета удаляется он сам.</text:span></text:p>
      <text:p text:style-name="P8">10) Connect — <text:span text:style-name="T4">функция для создания соединения между двумя сокетами. Именно ее ожидает Listen.</text:span></text:p>
      <text:p text:style-name="P8"/>
      <text:p text:style-name="P7">Задание 2.</text:p>
      <text:p text:style-name="P7">Сделано.</text:p>
      <text:p text:style-name="P7">Make all — собрать все</text:p>
      <text:p text:style-name="P7">Make allc = make all + rm ./ports.txt</text:p>
      <text:p text:style-name="P7">Файл server'ом не очищается.</text:p>
      <text:p text:style-name="P7"/>
      <text:p text:style-name="P7">Задание 3.</text:p>
      <text:p text:style-name="P9">Сделано (common.c, common.h)</text:p>
      <text:p text:style-name="P10"/>
      <text:p text:style-name="P10">Задание 4.</text:p>
      <text:p text:style-name="P10">Не успе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0:46:31.440501693</meta:creation-date>
    <dc:date>2020-06-17T23:05:23.072733013</dc:date>
    <meta:editing-duration>PT4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15" meta:character-count="1513" meta:non-whitespace-character-count="1306"/>
  </office:meta>
</office:document-meta>
</file>